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" manifest:full-path="Object 1/Configurations2/"/>
  <manifest:file-entry manifest:media-type="" manifest:full-path="Object 1/status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-2cm" svg:y="0.051cm" svg:width="21.001cm" svg:height="9.34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ore </meta:initial-creator>
    <meta:creation-date>2011-03-08T17:14:11</meta:creation-date>
    <dc:date>2011-03-08T18:03:09</dc:date>
    <dc:creator>traore </dc:creator>
    <meta:editing-duration>PT00H08M54S</meta:editing-duration>
    <meta:editing-cycles>4</meta:editing-cycles>
    <meta:generator>OpenOffice.org/3.2$Unix OpenOffice.org_project/320m19$Build-9505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3.388cm"/>
    </style:style>
    <style:style style:name="co3" style:family="table-column">
      <style:table-column-properties fo:break-before="auto" style:column-width="7.654cm"/>
    </style:style>
    <style:style style:name="co4" style:family="table-column">
      <style:table-column-properties fo:break-before="auto" style:column-width="5.63cm"/>
    </style:style>
    <style:style style:name="co5" style:family="table-column">
      <style:table-column-properties fo:break-before="auto" style:column-width="7.982cm"/>
    </style:style>
    <style:style style:name="co6" style:family="table-column">
      <style:table-column-properties fo:break-before="auto" style:column-width="8.06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1"/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Stress Test</text:p>
          </table:table-cell>
          <table:table-cell table:number-columns-repeated="4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4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D. Traore</text:p>
          </table:table-cell>
          <table:table-cell table:number-columns-repeated="4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D. Traore</text:p>
          </table:table-cell>
          <table:table-cell table:number-columns-repeated="4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10.04</text:p>
          </table:table-cell>
          <table:table-cell table:number-columns-repeated="4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4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4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.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Results</text:p>
          </table:table-cell>
          <table:table-cell office:value-type="string">
            <text:p>Remarks</text:p>
          </table:table-cell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close</text:p>
          </table:table-cell>
          <table:table-cell office:value-type="string">
            <text:p>normal close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Sessions</text:p>
          </table:table-cell>
          <table:table-cell office:value-type="string">
            <text:p>normal execution</text:p>
          </table:table-cell>
          <table:table-cell/>
        </table:table-row>
        <table:table-row table:style-name="ro2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HistoryCmd</text:p>
          </table:table-cell>
          <table:table-cell office:value-type="string">
            <text:p>normal execution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Users</text:p>
          </table:table-cell>
          <table:table-cell office:value-type="string">
            <text:p>normal execution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Machines</text:p>
          </table:table-cell>
          <table:table-cell office:value-type="string">
            <text:p>normal execution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Options</text:p>
          </table:table-cell>
          <table:table-cell office:value-type="string">
            <text:p>normal execution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addUser</text:p>
          </table:table-cell>
          <table:table-cell office:value-type="string">
            <text:p>normal add user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deleteUser</text:p>
          </table:table-cell>
          <table:table-cell office:value-type="string">
            <text:p>normal delete</text:p>
          </table:table-cell>
          <table:table-cell table:style-name="ce6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addMachine</text:p>
          </table:table-cell>
          <table:table-cell office:value-type="string">
            <text:p>normal delete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deleteMachine</text:p>
          </table:table-cell>
          <table:table-cell office:value-type="string">
            <text:p>normal delete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upDateUser</text:p>
          </table:table-cell>
          <table:table-cell office:value-type="string">
            <text:p>normal update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upDateMachine</text:p>
          </table:table-cell>
          <table:table-cell office:value-type="string">
            <text:p>normal update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table:style-name="ce4" office:value-type="string">
            <text:p>The ums sed is stopped and restarted</text:p>
          </table:table-cell>
          <table:table-cell office:value-type="string">
            <text:p>upDateLocalAccounts</text:p>
          </table:table-cell>
          <table:table-cell office:value-type="string">
            <text:p>normal update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addLocalAccount</text:p>
          </table:table-cell>
          <table:table-cell office:value-type="string">
            <text:p>normal add user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table:style-name="ce4" office:value-type="string">
            <text:p>The ums sed is stopped and restarted</text:p>
          </table:table-cell>
          <table:table-cell office:value-type="string">
            <text:p>deleteLocallAccount</text:p>
          </table:table-cell>
          <table:table-cell office:value-type="string">
            <text:p>normal delete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LocalAccounts</text:p>
          </table:table-cell>
          <table:table-cell office:value-type="string">
            <text:p>normal execution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resetPassword</text:p>
          </table:table-cell>
          <table:table-cell office:value-type="string">
            <text:p>normal execution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configureOption</text:p>
          </table:table-cell>
          <table:table-cell office:value-type="string">
            <text:p>normal execution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configureDefaultOption</text:p>
          </table:table-cell>
          <table:table-cell office:value-type="string">
            <text:p>normal execution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saveConfiguration</text:p>
          </table:table-cell>
          <table:table-cell office:value-type="string">
            <text:p>normal execution</text:p>
          </table:table-cell>
          <table:table-cell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restoreConfiguration </text:p>
          </table:table-cell>
          <table:table-cell office:value-type="string">
            <text:p>normal execution</text:p>
          </table:table-cell>
          <table:table-cell/>
        </table:table-row>
        <table:table-row table:style-name="ro3">
          <table:table-cell office:value-type="string">
            <text:p>STR-AGENT-DOWN</text:p>
          </table:table-cell>
          <table:table-cell office:value-type="date" office:date-value="2011-03-03">
            <text:p>03/03/11</text:p>
          </table:table-cell>
          <table:table-cell office:value-type="string">
            <text:p>The SysFera-DS Agent is stopped and restarted all</text:p>
          </table:table-cell>
          <table:table-cell/>
          <table:table-cell office:value-type="string">
            <text:p>failure</text:p>
          </table:table-cell>
          <table:table-cell table:style-name="ce5" office:value-type="string">
            <text:p>The ums server must be restarted manually after the SysFera-DS is restarted</text:p>
          </table:table-cell>
        </table:table-row>
        <table:table-row table:style-name="ro4">
          <table:table-cell office:value-type="string">
            <text:p>STR-SPECIAL-CHARS</text:p>
          </table:table-cell>
          <table:table-cell office:value-type="date" office:date-value="2011-03-03">
            <text:p>03/03/11</text:p>
          </table:table-cell>
          <table:table-cell table:style-name="ce5" office:value-type="string">
            <text:p>The file content for sshPublicKeyFile parameter of the addMachine service contains special xml characters :<text:span text:style-name="T1"> &lt; , &gt;, double quote</text:span></text:p>
          </table:table-cell>
          <table:table-cell/>
          <table:table-cell office:value-type="string">
            <text:p>failure</text:p>
          </table:table-cell>
          <table:table-cell office:value-type="string">
            <text:p>Test is not part of this test plan 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8:0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